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h text:style-name="Heading_20_1_unnumbered" text:outline-level="1" text:is-list-header="true">
<text:bookmark-start text:name="OrgXref.orgheadline9"/>
<text:bookmark text:name="orgheadline9"/>Minecraft Cheat Sheet
<text:bookmark-end text:name="OrgXref.orgheadline9"/></text:h>
      <text:h text:style-name="Heading_20_2_unnumbered" text:outline-level="2" text:is-list-header="true">
<text:bookmark-start text:name="OrgXref.orgheadline1"/>
<text:bookmark text:name="orgheadline1"/>Import and use the module
<text:bookmark-end text:name="OrgXref.orgheadline1"/></text:h>
      <text:p text:style-name="OrgSrcBlock"><text:span text:style-name="OrgSrcFontLockKeywordFace">from</text:span><text:s/>mcpi.minecraft<text:s/><text:span text:style-name="OrgSrcFontLockKeywordFace">import</text:span><text:s/>Minecraft</text:p>
      <text:p text:style-name="OrgSrcBlockLastLine"><text:span text:style-name="OrgSrcFontLockVariableNameFace">mc</text:span><text:s/>=<text:s/>Minecraft.create()</text:p>
      <text:h text:style-name="Heading_20_2_unnumbered" text:outline-level="2" text:is-list-header="true">
<text:bookmark-start text:name="OrgXref.orgheadline2"/>
<text:bookmark text:name="orgheadline2"/>Post to chat
<text:bookmark-end text:name="OrgXref.orgheadline2"/></text:h>
      <text:p text:style-name="OrgSrcBlockLastLine">mc.postToChat(<text:span text:style-name="OrgSrcFontLockStringFace">"</text:span><text:span text:style-name="OrgSrcFontLockStringFace">MESSAGE</text:span><text:span text:style-name="OrgSrcFontLockStringFace">"</text:span>)</text:p>
      <text:h text:style-name="Heading_20_2_unnumbered" text:outline-level="2" text:is-list-header="true">
<text:bookmark-start text:name="OrgXref.orgheadline4"/>
<text:bookmark text:name="orgheadline4"/>Set player position
<text:bookmark-end text:name="OrgXref.orgheadline4"/></text:h>
      <text:h text:style-name="Heading_20_3_unnumbered" text:outline-level="3" text:is-list-header="true">
<text:bookmark-start text:name="OrgXref.orgheadline3"/>
<text:bookmark text:name="orgheadline3"/>NOTE - <text:span text:style-name="OrgCode">x</text:span>, <text:span text:style-name="OrgCode">y</text:span> and <text:span text:style-name="OrgCode">z</text:span> are coordinates in 3D
<text:bookmark-end text:name="OrgXref.orgheadline3"/></text:h>
      <text:p text:style-name="OrgSrcBlockLastLine">mc.player.setPos(x,<text:s/>y,<text:s/>z)</text:p>
      <text:h text:style-name="Heading_20_2_unnumbered" text:outline-level="2" text:is-list-header="true">
<text:bookmark-start text:name="OrgXref.orgheadline5"/>
<text:bookmark text:name="orgheadline5"/>Get player position
<text:bookmark-end text:name="OrgXref.orgheadline5"/></text:h>
      <text:p text:style-name="OrgSrcBlockLastLine"><text:span text:style-name="OrgSrcFontLockVariableNameFace">x</text:span>,<text:s/><text:span text:style-name="OrgSrcFontLockVariableNameFace">y</text:span>,<text:s/><text:span text:style-name="OrgSrcFontLockVariableNameFace">z</text:span><text:s/>=<text:s/>mc.player.getPos()</text:p>
      <text:h text:style-name="Heading_20_2_unnumbered" text:outline-level="2" text:is-list-header="true">
<text:bookmark-start text:name="OrgXref.orgheadline6"/>
<text:bookmark text:name="orgheadline6"/>Place a block
<text:bookmark-end text:name="OrgXref.orgheadline6"/></text:h>
      <text:p text:style-name="OrgSrcBlockLastLine">mc.setBlock(x,<text:s/>y,<text:s/>z,<text:s/>1)</text:p>
      <text:h text:style-name="Heading_20_2_unnumbered" text:outline-level="2" text:is-list-header="true">
<text:bookmark-start text:name="OrgXref.orgheadline7"/>
<text:bookmark text:name="orgheadline7"/>Place multiple Blocks
<text:bookmark-end text:name="OrgXref.orgheadline7"/></text:h>
      <text:p text:style-name="OrgSrcBlockLastLine">mc.setBlocks(x,<text:s/>y,<text:s/>z,<text:s/>x<text:s/>+<text:s/>10,<text:s/>y<text:s/>+<text:s/>10,<text:s/>z<text:s/>+<text:s/>10,<text:s/>1)</text:p>
      <text:h text:style-name="Heading_20_2_unnumbered" text:outline-level="2" text:is-list-header="true">
<text:bookmark-start text:name="OrgXref.orgheadline8"/>
<text:bookmark text:name="orgheadline8"/>Block ids
<text:bookmark-end text:name="OrgXref.orgheadline8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BLOCK</text:p>
              </table:table-cell>
              <table:table-cell table:style-name="OrgTblCellTB">
                <text:p text:style-name="OrgTableHeadingRight">ID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IR</text:p>
              </table:table-cell>
              <table:table-cell table:style-name="OrgTblCellT">
                <text:p text:style-name="OrgTableContentsRight">0</text:p>
              </table:table-cell>
            </table:table-row>
            <table:table-row>
              <table:table-cell table:style-name="OrgTblCell">
                <text:p text:style-name="OrgTableContentsLeft">STONE</text:p>
              </table:table-cell>
              <table:table-cell table:style-name="OrgTblCell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Left">GRASS</text:p>
              </table:table-cell>
              <table:table-cell table:style-name="OrgTblCell">
                <text:p text:style-name="OrgTableContentsRight">2</text:p>
              </table:table-cell>
            </table:table-row>
            <table:table-row>
              <table:table-cell table:style-name="OrgTblCell">
                <text:p text:style-name="OrgTableContentsLeft">DIRT</text:p>
              </table:table-cell>
              <table:table-cell table:style-name="OrgTblCell">
                <text:p text:style-name="OrgTableContentsRight">3</text:p>
              </table:table-cell>
            </table:table-row>
            <table:table-row>
              <table:table-cell table:style-name="OrgTblCell">
                <text:p text:style-name="OrgTableContentsLeft">WOOD<text:span text:style-name="OrgSubscript">PLANKS</text:span></text:p>
              </table:table-cell>
              <table:table-cell table:style-name="OrgTblCell">
                <text:p text:style-name="OrgTableContentsRight">5</text:p>
              </table:table-cell>
            </table:table-row>
            <table:table-row>
              <table:table-cell table:style-name="OrgTblCell">
                <text:p text:style-name="OrgTableContentsLeft">WATER<text:span text:style-name="OrgSubscript">FLOWING</text:span></text:p>
              </table:table-cell>
              <table:table-cell table:style-name="OrgTblCell">
                <text:p text:style-name="OrgTableContentsRight">8</text:p>
              </table:table-cell>
            </table:table-row>
            <table:table-row>
              <table:table-cell table:style-name="OrgTblCell">
                <text:p text:style-name="OrgTableContentsLeft">WATER<text:span text:style-name="OrgSubscript">STATIONARY</text:span></text:p>
              </table:table-cell>
              <table:table-cell table:style-name="OrgTblCell">
                <text:p text:style-name="OrgTableContentsRight">9</text:p>
              </table:table-cell>
            </table:table-row>
            <table:table-row>
              <table:table-cell table:style-name="OrgTblCell">
                <text:p text:style-name="OrgTableContentsLeft">LAVA<text:span text:style-name="OrgSubscript">FLOWING</text:span></text:p>
              </table:table-cell>
              <table:table-cell table:style-name="OrgTblCell">
                <text:p text:style-name="OrgTableContentsRight">10</text:p>
              </table:table-cell>
            </table:table-row>
            <table:table-row>
              <table:table-cell table:style-name="OrgTblCell">
                <text:p text:style-name="OrgTableContentsLeft">LAVA<text:span text:style-name="OrgSubscript">STATIONARY</text:span></text:p>
              </table:table-cell>
              <table:table-cell table:style-name="OrgTblCell">
                <text:p text:style-name="OrgTableContentsRight">11</text:p>
              </table:table-cell>
            </table:table-row>
            <table:table-row>
              <table:table-cell table:style-name="OrgTblCell">
                <text:p text:style-name="OrgTableContentsLeft">SAND</text:p>
              </table:table-cell>
              <table:table-cell table:style-name="OrgTblCell">
                <text:p text:style-name="OrgTableContentsRight">12</text:p>
              </table:table-cell>
            </table:table-row>
            <table:table-row>
              <table:table-cell table:style-name="OrgTblCell">
                <text:p text:style-name="OrgTableContentsLeft">GRAVEL</text:p>
              </table:table-cell>
              <table:table-cell table:style-name="OrgTblCell">
                <text:p text:style-name="OrgTableContentsRight">13</text:p>
              </table:table-cell>
            </table:table-row>
            <table:table-row>
              <table:table-cell table:style-name="OrgTblCell">
                <text:p text:style-name="OrgTableContentsLeft">GOLD<text:span text:style-name="OrgSubscript">ORE</text:span></text:p>
              </table:table-cell>
              <table:table-cell table:style-name="OrgTblCell">
                <text:p text:style-name="OrgTableContentsRight">14</text:p>
              </table:table-cell>
            </table:table-row>
            <table:table-row>
              <table:table-cell table:style-name="OrgTblCell">
                <text:p text:style-name="OrgTableContentsLeft">IRON<text:span text:style-name="OrgSubscript">ORE</text:span></text:p>
              </table:table-cell>
              <table:table-cell table:style-name="OrgTblCell">
                <text:p text:style-name="OrgTableContentsRight">15</text:p>
              </table:table-cell>
            </table:table-row>
            <table:table-row>
              <table:table-cell table:style-name="OrgTblCell">
                <text:p text:style-name="OrgTableContentsLeft">WOOD</text:p>
              </table:table-cell>
              <table:table-cell table:style-name="OrgTblCell">
                <text:p text:style-name="OrgTableContentsRight">17</text:p>
              </table:table-cell>
            </table:table-row>
            <table:table-row>
              <table:table-cell table:style-name="OrgTblCell">
                <text:p text:style-name="OrgTableContentsLeft">LEAVES</text:p>
              </table:table-cell>
              <table:table-cell table:style-name="OrgTblCell">
                <text:p text:style-name="OrgTableContentsRight">18</text:p>
              </table:table-cell>
            </table:table-row>
            <table:table-row>
              <table:table-cell table:style-name="OrgTblCell">
                <text:p text:style-name="OrgTableContentsLeft">GLASS</text:p>
              </table:table-cell>
              <table:table-cell table:style-name="OrgTblCell">
                <text:p text:style-name="OrgTableContentsRight">20</text:p>
              </table:table-cell>
            </table:table-row>
            <table:table-row>
              <table:table-cell table:style-name="OrgTblCell">
                <text:p text:style-name="OrgTableContentsLeft">SANDSTONE</text:p>
              </table:table-cell>
              <table:table-cell table:style-name="OrgTblCell">
                <text:p text:style-name="OrgTableContentsRight">24</text:p>
              </table:table-cell>
            </table:table-row>
            <table:table-row>
              <table:table-cell table:style-name="OrgTblCell">
                <text:p text:style-name="OrgTableContentsLeft">BED</text:p>
              </table:table-cell>
              <table:table-cell table:style-name="OrgTblCell">
                <text:p text:style-name="OrgTableContentsRight">26</text:p>
              </table:table-cell>
            </table:table-row>
            <table:table-row>
              <table:table-cell table:style-name="OrgTblCell">
                <text:p text:style-name="OrgTableContentsLeft">COBWEB</text:p>
              </table:table-cell>
              <table:table-cell table:style-name="OrgTblCell">
                <text:p text:style-name="OrgTableContentsRight">30</text:p>
              </table:table-cell>
            </table:table-row>
            <table:table-row>
              <table:table-cell table:style-name="OrgTblCell">
                <text:p text:style-name="OrgTableContentsLeft">GRASS<text:span text:style-name="OrgSubscript">TALL</text:span></text:p>
              </table:table-cell>
              <table:table-cell table:style-name="OrgTblCell">
                <text:p text:style-name="OrgTableContentsRight">31</text:p>
              </table:table-cell>
            </table:table-row>
            <table:table-row>
              <table:table-cell table:style-name="OrgTblCell">
                <text:p text:style-name="OrgTableContentsLeft">WOOL</text:p>
              </table:table-cell>
              <table:table-cell table:style-name="OrgTblCell">
                <text:p text:style-name="OrgTableContentsRight">35</text:p>
              </table:table-cell>
            </table:table-row>
            <table:table-row>
              <table:table-cell table:style-name="OrgTblCell">
                <text:p text:style-name="OrgTableContentsLeft">FLOWER<text:span text:style-name="OrgSubscript">YELLOW</text:span></text:p>
              </table:table-cell>
              <table:table-cell table:style-name="OrgTblCell">
                <text:p text:style-name="OrgTableContentsRight">37</text:p>
              </table:table-cell>
            </table:table-row>
            <table:table-row>
              <table:table-cell table:style-name="OrgTblCell">
                <text:p text:style-name="OrgTableContentsLeft">FLOWER<text:span text:style-name="OrgSubscript">CYAN</text:span></text:p>
              </table:table-cell>
              <table:table-cell table:style-name="OrgTblCell">
                <text:p text:style-name="OrgTableContentsRight">38</text:p>
              </table:table-cell>
            </table:table-row>
            <table:table-row>
              <table:table-cell table:style-name="OrgTblCell">
                <text:p text:style-name="OrgTableContentsLeft">GOLD<text:span text:style-name="OrgSubscript">BLOCK</text:span></text:p>
              </table:table-cell>
              <table:table-cell table:style-name="OrgTblCell">
                <text:p text:style-name="OrgTableContentsRight">41</text:p>
              </table:table-cell>
            </table:table-row>
            <table:table-row>
              <table:table-cell table:style-name="OrgTblCell">
                <text:p text:style-name="OrgTableContentsLeft">STONE<text:span text:style-name="OrgSubscript">SLAB</text:span></text:p>
              </table:table-cell>
              <table:table-cell table:style-name="OrgTblCell">
                <text:p text:style-name="OrgTableContentsRight">44</text:p>
              </table:table-cell>
            </table:table-row>
            <table:table-row>
              <table:table-cell table:style-name="OrgTblCell">
                <text:p text:style-name="OrgTableContentsLeft">BRICK<text:span text:style-name="OrgSubscript">BLOCK</text:span></text:p>
              </table:table-cell>
              <table:table-cell table:style-name="OrgTblCell">
                <text:p text:style-name="OrgTableContentsRight">45</text:p>
              </table:table-cell>
            </table:table-row>
            <table:table-row>
              <table:table-cell table:style-name="OrgTblCell">
                <text:p text:style-name="OrgTableContentsLeft">TNT</text:p>
              </table:table-cell>
              <table:table-cell table:style-name="OrgTblCell">
                <text:p text:style-name="OrgTableContentsRight">46</text:p>
              </table:table-cell>
            </table:table-row>
            <table:table-row>
              <table:table-cell table:style-name="OrgTblCell">
                <text:p text:style-name="OrgTableContentsLeft">OBSIDIAN</text:p>
              </table:table-cell>
              <table:table-cell table:style-name="OrgTblCell">
                <text:p text:style-name="OrgTableContentsRight">49</text:p>
              </table:table-cell>
            </table:table-row>
            <table:table-row>
              <table:table-cell table:style-name="OrgTblCell">
                <text:p text:style-name="OrgTableContentsLeft">TORCH</text:p>
              </table:table-cell>
              <table:table-cell table:style-name="OrgTblCell">
                <text:p text:style-name="OrgTableContentsRight">50</text:p>
              </table:table-cell>
            </table:table-row>
            <table:table-row>
              <table:table-cell table:style-name="OrgTblCell">
                <text:p text:style-name="OrgTableContentsLeft">FIRE</text:p>
              </table:table-cell>
              <table:table-cell table:style-name="OrgTblCell">
                <text:p text:style-name="OrgTableContentsRight">51</text:p>
              </table:table-cell>
            </table:table-row>
            <table:table-row>
              <table:table-cell table:style-name="OrgTblCell">
                <text:p text:style-name="OrgTableContentsLeft">STAIRS<text:span text:style-name="OrgSubscript">WOOD</text:span></text:p>
              </table:table-cell>
              <table:table-cell table:style-name="OrgTblCell">
                <text:p text:style-name="OrgTableContentsRight">53</text:p>
              </table:table-cell>
            </table:table-row>
            <table:table-row>
              <table:table-cell table:style-name="OrgTblCell">
                <text:p text:style-name="OrgTableContentsLeft">CHEST</text:p>
              </table:table-cell>
              <table:table-cell table:style-name="OrgTblCell">
                <text:p text:style-name="OrgTableContentsRight">54</text:p>
              </table:table-cell>
            </table:table-row>
            <table:table-row>
              <table:table-cell table:style-name="OrgTblCell">
                <text:p text:style-name="OrgTableContentsLeft">DIAMOND<text:span text:style-name="OrgSubscript">ORE</text:span></text:p>
              </table:table-cell>
              <table:table-cell table:style-name="OrgTblCell">
                <text:p text:style-name="OrgTableContentsRight">56</text:p>
              </table:table-cell>
            </table:table-row>
            <table:table-row>
              <table:table-cell table:style-name="OrgTblCell">
                <text:p text:style-name="OrgTableContentsLeft">DIAMOND<text:span text:style-name="OrgSubscript">BLOCK</text:span></text:p>
              </table:table-cell>
              <table:table-cell table:style-name="OrgTblCell">
                <text:p text:style-name="OrgTableContentsRight">57</text:p>
              </table:table-cell>
            </table:table-row>
            <table:table-row>
              <table:table-cell table:style-name="OrgTblCell">
                <text:p text:style-name="OrgTableContentsLeft">DOOR<text:span text:style-name="OrgSubscript">WOOD</text:span></text:p>
              </table:table-cell>
              <table:table-cell table:style-name="OrgTblCell">
                <text:p text:style-name="OrgTableContentsRight">64</text:p>
              </table:table-cell>
            </table:table-row>
            <table:table-row>
              <table:table-cell table:style-name="OrgTblCell">
                <text:p text:style-name="OrgTableContentsLeft">LADDER</text:p>
              </table:table-cell>
              <table:table-cell table:style-name="OrgTblCell">
                <text:p text:style-name="OrgTableContentsRight">65</text:p>
              </table:table-cell>
            </table:table-row>
            <table:table-row>
              <table:table-cell table:style-name="OrgTblCellB">
                <text:p text:style-name="OrgTableContentsLeft">STAIRS<text:span text:style-name="OrgSubscript">COBBLESTONE</text:span></text:p>
              </table:table-cell>
              <table:table-cell table:style-name="OrgTblCellB">
                <text:p text:style-name="OrgTableContentsRight">67</text:p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StringFace" style:family="text">
      <style:text-properties fo:color="#e9b96e"/>
    </style:style>
    <style:style style:name="OrgSrcFontLockVariableNameFace" style:family="text">
      <style:text-properties fo:color="#fcaf3e"/>
    </style:style>
    <style:style style:name="OrgSrcBlock" style:family="paragraph" style:parent-style-name="Preformatted_20_Text">
      <style:paragraph-properties fo:background-color="#2e3436" fo:padding="0.049cm" fo:border="0.51pt solid #000000" style:shadow="none">
        <style:background-image/>
      </style:paragraph-properties>
      <style:text-properties fo:color="#eeeeec"/>
    </style:style>
    <style:style style:name="OrgSrcFontLockKeywordFace" style:family="text">
      <style:text-properties fo:color="#b4fa7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js</dc:creator>
    <meta:initial-creator>mjs</meta:initial-creator>
    <dc:date>2016-10-05T11:12:55</dc:date>
    <meta:creation-date>2016-10-05T11:12:55</meta:creation-date>
    <meta:generator>Emacs 26.0.50.2 (Org mode 8.3.6)</meta:generator>
    <meta:keyword/>
    <dc:subject/>
    <dc:title/>
  </office:meta>
</office:document-meta>
</file>